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71672" calcext:value-type="float">
            <text:p>34.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8084" calcext:value-type="float">
            <text:p>29.5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2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472" calcext:value-type="float">
            <text:p>30.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8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3888" calcext:value-type="float">
            <text:p>29.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6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99" calcext:value-type="float">
            <text:p>30.0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4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9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7792" calcext:value-type="float">
            <text:p>29.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8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144" calcext:value-type="float">
            <text:p>26.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2784" calcext:value-type="float">
            <text:p>24.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8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204" calcext:value-type="float">
            <text:p>20.13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6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9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49344" calcext:value-type="float">
            <text:p>16.8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8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8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2908</text:p>
          </table:table-cell>
          <table:table-cell office:value-type="string" calcext:value-type="string">
            <text:p>Seagraves SE Quad</text:p>
          </table:table-cell>
          <table:table-cell office:value-type="string" calcext:value-type="string">
            <text:p>197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8" meta:object-count="0"/>
    <meta:user-defined meta:name="AppVersion">3.0</meta:user-defined>
  </office:meta>
</office:document-meta>
</file>